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2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50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973" table:default-cell-style-name="ce1"/>
        <table:table-column table:style-name="co1" table:number-columns-repeated="2" table:default-cell-style-name="ce54"/>
        <table:table-row table:style-name="ro1">
          <table:table-cell/>
          <table:table-cell table:style-name="ce1"/>
          <table:table-cell office:value-type="string" calcext:value-type="string">
            <text:p>ready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15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3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Tawantinsuyu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Iceni (Celts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Babilim (Babilon)</text:p>
          </table:table-cell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3"/>
          <table:table-cell table:style-name="ce52" office:value-type="string" calcext:value-type="string">
            <text:p>Istanbul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Boudicea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Nabu-kudurri-usur II</text:p>
          </table:table-cell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3"/>
          <table:table-cell table:style-name="ce52" office:value-type="string" calcext:value-type="string">
            <text:p>Bolu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5"/>
          <table:table-cell/>
          <table:table-cell table:style-name="ce6" office:value-type="float" office:value="34" calcext:value-type="float">
            <text:p>34</text:p>
          </table:table-cell>
          <table:table-cell table:number-columns-repeated="3"/>
          <table:table-cell table:style-name="ce52" office:value-type="string" calcext:value-type="string">
            <text:p>Bursa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5"/>
          <table:table-cell/>
          <table:table-cell table:style-name="ce6" office:value-type="string" calcext:value-type="string">
            <text:p>@SeelingCat</text:p>
          </table:table-cell>
          <table:table-cell table:number-columns-repeated="3"/>
          <table:table-cell table:style-name="ce52" office:value-type="string" calcext:value-type="string">
            <text:p>Izmi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@adan_eslavo</text:p>
          </table:table-cell>
          <table:table-cell table:number-columns-repeated="3"/>
          <table:table-cell table:style-name="ce53" office:value-type="string" calcext:value-type="string">
            <text:p>Balikesir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  <text:p>population</text:p>
          </table:table-cell>
          <table:table-cell table:style-name="ce6" office:value-type="string" calcext:value-type="string">
            <text:p>“Census1972”</text:p>
            <text:p>population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  <text:p>population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  <text:p>population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5"/>
          <table:table-cell/>
          <table:table-cell table:style-name="ce6" office:value-type="string" calcext:value-type="string">
            <text:p>DelianLeague</text:p>
          </table:table-cell>
          <table:table-cell table:number-columns-repeated="3"/>
          <table:table-cell table:style-name="ce52" office:value-type="string" calcext:value-type="string">
            <text:p>Gelibolu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n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5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/>
          <table:table-cell table:style-name="ce2"/>
          <table:table-cell table:style-name="ce52" office:value-type="string" calcext:value-type="string">
            <text:p>Enguru</text:p>
          </table:table-cell>
          <table:table-cell table:style-name="ce2" table:number-columns-repeated="97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hesos</text:p>
          </table:table-cell>
          <table:table-cell table:number-columns-repeated="3"/>
          <table:table-cell table:style-name="ce52" office:value-type="string" calcext:value-type="string">
            <text:p>Edirne</text:p>
          </table:table-cell>
          <table:table-cell table:number-columns-repeated="9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arsalos</text:p>
          </table:table-cell>
          <table:table-cell table:number-columns-repeated="3"/>
          <table:table-cell table:style-name="ce52" office:value-type="string" calcext:value-type="string">
            <text:p>Sofya</text:p>
          </table:table-cell>
          <table:table-cell table:number-columns-repeated="9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Rhodos</text:p>
          </table:table-cell>
          <table:table-cell table:number-columns-repeated="3"/>
          <table:table-cell table:style-name="ce52" office:value-type="string" calcext:value-type="string">
            <text:p>Manastir</text:p>
          </table:table-cell>
          <table:table-cell table:number-columns-repeated="9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retria</text:p>
          </table:table-cell>
          <table:table-cell table:number-columns-repeated="3"/>
          <table:table-cell table:style-name="ce52" office:value-type="string" calcext:value-type="string">
            <text:p>Izmir</text:p>
          </table:table-cell>
          <table:table-cell table:number-columns-repeated="9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rgamon</text:p>
          </table:table-cell>
          <table:table-cell table:number-columns-repeated="3"/>
          <table:table-cell table:style-name="ce52" office:value-type="string" calcext:value-type="string">
            <text:p>Manisa</text:p>
          </table:table-cell>
          <table:table-cell table:number-columns-repeated="9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Huree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iletos</text:p>
          </table:table-cell>
          <table:table-cell table:number-columns-repeated="3"/>
          <table:table-cell table:style-name="ce52" office:value-type="string" calcext:value-type="string">
            <text:p>Afyonkarahisar</text:p>
          </table:table-cell>
          <table:table-cell table:number-columns-repeated="9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hokaia</text:p>
          </table:table-cell>
          <table:table-cell table:number-columns-repeated="3"/>
          <table:table-cell table:style-name="ce52" office:value-type="string" calcext:value-type="string">
            <text:p>Vidin</text:p>
          </table:table-cell>
          <table:table-cell table:number-columns-repeated="9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mphipolis</text:p>
          </table:table-cell>
          <table:table-cell table:number-columns-repeated="3"/>
          <table:table-cell table:style-name="ce52" office:value-type="string" calcext:value-type="string">
            <text:p>Yozgat</text:p>
          </table:table-cell>
          <table:table-cell table:number-columns-repeated="9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orkyra</text:p>
          </table:table-cell>
          <table:table-cell table:number-columns-repeated="3"/>
          <table:table-cell table:style-name="ce52" office:value-type="string" calcext:value-type="string">
            <text:p>Silistre</text:p>
          </table:table-cell>
          <table:table-cell table:number-columns-repeated="9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alkis</text:p>
          </table:table-cell>
          <table:table-cell table:number-columns-repeated="3"/>
          <table:table-cell table:style-name="ce52" office:value-type="string" calcext:value-type="string">
            <text:p>Aydin</text:p>
          </table:table-cell>
          <table:table-cell table:number-columns-repeated="9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risa</text:p>
          </table:table-cell>
          <table:table-cell table:number-columns-repeated="3"/>
          <table:table-cell table:style-name="ce52" office:value-type="string" calcext:value-type="string">
            <text:p>Amasya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aktos</text:p>
          </table:table-cell>
          <table:table-cell table:number-columns-repeated="3"/>
          <table:table-cell table:style-name="ce52" office:value-type="string" calcext:value-type="string">
            <text:p>Sivas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lataiai</text:p>
          </table:table-cell>
          <table:table-cell table:number-columns-repeated="3"/>
          <table:table-cell table:style-name="ce52" office:value-type="string" calcext:value-type="string">
            <text:p>Konya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Torone</text:p>
          </table:table-cell>
          <table:table-cell table:number-columns-repeated="3"/>
          <table:table-cell table:style-name="ce52" office:value-type="string" calcext:value-type="string">
            <text:p>Samsun</text:p>
          </table:table-cell>
          <table:table-cell table:number-columns-repeated="97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xos</text:p>
          </table:table-cell>
          <table:table-cell table:number-columns-repeated="3"/>
          <table:table-cell table:style-name="ce52" office:value-type="string" calcext:value-type="string">
            <text:p>Antalya</text:p>
          </table:table-cell>
          <table:table-cell table:number-columns-repeated="97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amos</text:p>
          </table:table-cell>
          <table:table-cell table:number-columns-repeated="3"/>
          <table:table-cell table:style-name="ce52" office:value-type="string" calcext:value-type="string">
            <text:p>Mugla</text:p>
          </table:table-cell>
          <table:table-cell table:number-columns-repeated="97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Chios</text:p>
          </table:table-cell>
          <table:table-cell table:number-columns-repeated="3"/>
          <table:table-cell table:style-name="ce52" office:value-type="string" calcext:value-type="string">
            <text:p>Kutahya</text:p>
          </table:table-cell>
          <table:table-cell table:number-columns-repeated="9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ytilini</text:p>
          </table:table-cell>
          <table:table-cell table:number-columns-repeated="3"/>
          <table:table-cell table:style-name="ce52" office:value-type="string" calcext:value-type="string">
            <text:p>Selanik</text:p>
          </table:table-cell>
          <table:table-cell table:number-columns-repeated="9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likarnassos</text:p>
          </table:table-cell>
          <table:table-cell table:number-columns-repeated="3"/>
          <table:table-cell table:style-name="ce52" office:value-type="string" calcext:value-type="string">
            <text:p>Cankiri</text:p>
          </table:table-cell>
          <table:table-cell table:number-columns-repeated="97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Byzantium</text:p>
          </table:table-cell>
          <table:table-cell table:number-columns-repeated="3"/>
          <table:table-cell table:style-name="ce52" office:value-type="string" calcext:value-type="string">
            <text:p>Eskishehir</text:p>
          </table:table-cell>
          <table:table-cell table:number-columns-repeated="9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ros</text:p>
          </table:table-cell>
          <table:table-cell table:number-columns-repeated="3"/>
          <table:table-cell table:style-name="ce52" office:value-type="string" calcext:value-type="string">
            <text:p>Saraybosna</text:p>
          </table:table-cell>
          <table:table-cell table:number-columns-repeated="9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hersonesos</text:p>
          </table:table-cell>
          <table:table-cell table:number-columns-repeated="3"/>
          <table:table-cell table:style-name="ce52" office:value-type="string" calcext:value-type="string">
            <text:p>Trabzon</text:p>
          </table:table-cell>
          <table:table-cell table:number-columns-repeated="97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Argos</text:p>
          </table:table-cell>
          <table:table-cell table:number-columns-repeated="3"/>
          <table:table-cell table:style-name="ce52" office:value-type="string" calcext:value-type="string">
            <text:p>Kastamonu</text:p>
          </table:table-cell>
          <table:table-cell table:number-columns-repeated="9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roton</text:p>
          </table:table-cell>
          <table:table-cell table:number-columns-repeated="3"/>
          <table:table-cell table:style-name="ce52" office:value-type="string" calcext:value-type="string">
            <text:p>Giresun</text:p>
          </table:table-cell>
          <table:table-cell table:number-columns-repeated="9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Gortina</text:p>
          </table:table-cell>
          <table:table-cell table:number-columns-repeated="3"/>
          <table:table-cell table:style-name="ce52" office:value-type="string" calcext:value-type="string">
            <text:p>Mostar</text:p>
          </table:table-cell>
          <table:table-cell table:number-columns-repeated="9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ella</text:p>
          </table:table-cell>
          <table:table-cell table:number-columns-repeated="3"/>
          <table:table-cell table:style-name="ce52" office:value-type="string" calcext:value-type="string">
            <text:p>Aksaray</text:p>
          </table:table-cell>
          <table:table-cell table:number-columns-repeated="9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/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Epidamnos</text:p>
          </table:table-cell>
          <table:table-cell table:number-columns-repeated="3"/>
          <table:table-cell table:style-name="ce52" office:value-type="string" calcext:value-type="string">
            <text:p>Oradea</text:p>
          </table:table-cell>
          <table:table-cell table:number-columns-repeated="9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Nauplio</text:p>
          </table:table-cell>
          <table:table-cell table:number-columns-repeated="3"/>
          <table:table-cell table:style-name="ce52" office:value-type="string" calcext:value-type="string">
            <text:p>Kefe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Novade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Patrai</text:p>
          </table:table-cell>
          <table:table-cell table:number-columns-repeated="3"/>
          <table:table-cell table:style-name="ce52" office:value-type="string" calcext:value-type="string">
            <text:p>Akkerman</text:p>
          </table:table-cell>
          <table:table-cell table:number-columns-repeated="9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Melos</text:p>
          </table:table-cell>
          <table:table-cell table:number-columns-repeated="3"/>
          <table:table-cell table:style-name="ce52" office:value-type="string" calcext:value-type="string">
            <text:p>Erzurum</text:p>
          </table:table-cell>
          <table:table-cell table:number-columns-repeated="97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Stageira</text:p>
          </table:table-cell>
          <table:table-cell table:number-columns-repeated="3"/>
          <table:table-cell table:style-name="ce52" office:value-type="string" calcext:value-type="string">
            <text:p>Kayseri</text:p>
          </table:table-cell>
          <table:table-cell table:number-columns-repeated="9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Kydonia</text:p>
          </table:table-cell>
          <table:table-cell table:number-columns-repeated="3"/>
          <table:table-cell table:style-name="ce52" office:value-type="string" calcext:value-type="string">
            <text:p>Marash</text:p>
          </table:table-cell>
          <table:table-cell table:number-columns-repeated="9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 office:value-type="string" calcext:value-type="string">
            <text:p>Lamia</text:p>
          </table:table-cell>
          <table:table-cell table:number-columns-repeated="3"/>
          <table:table-cell table:style-name="ce52" office:value-type="string" calcext:value-type="string">
            <text:p>Amid</text:p>
          </table:table-cell>
          <table:table-cell table:number-columns-repeated="9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m</text:p>
          </table:table-cell>
          <table:table-cell table:number-columns-repeated="9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udus</text:p>
          </table:table-cell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Gazze</text:p>
          </table:table-cell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idon</text:p>
          </table:table-cell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yrut</text:p>
          </table:table-cell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Francade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latya</text:p>
          </table:table-cell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yntab</text:p>
          </table:table-cell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lep</text:p>
          </table:table-cell>
          <table:table-cell table:number-columns-repeated="97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uha</text:p>
          </table:table-cell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oms</text:p>
          </table:table-cell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Hama</text:p>
          </table:table-cell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ahire</text:p>
          </table:table-cell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blus</text:p>
          </table:table-cell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Iskenderiye</text:p>
          </table:table-cell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rdin</text:p>
          </table:table-cell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ekke</text:p>
          </table:table-cell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idde</text:p>
          </table:table-cell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erkuk</text:p>
          </table:table-cell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Adana</text:p>
          </table:table-cell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akka</text:p>
          </table:table-cell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elgrat</text:p>
          </table:table-cell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Rodos</text:p>
          </table:table-cell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uda</text:p>
          </table:table-cell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ohacs</text:p>
          </table:table-cell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Cezayir</text:p>
          </table:table-cell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Konstantin</text:p>
          </table:table-cell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tlis</text:p>
          </table:table-cell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unus</text:p>
          </table:table-cell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aghdat</text:p>
          </table:table-cell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usul</text:p>
          </table:table-cell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Sanaa</text:p>
          </table:table-cell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Nafplio</text:p>
          </table:table-cell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Van</text:p>
          </table:table-cell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Qatif</text:p>
          </table:table-cell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rablus</text:p>
          </table:table-cell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Temesvar</text:p>
          </table:table-cell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Massawa</text:p>
          </table:table-cell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Lefkosa</text:p>
          </table:table-cell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 office:value-type="string" calcext:value-type="string">
            <text:p>Binghazi</text:p>
          </table:table-cell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3"/>
          <table:table-cell table:style-name="ce52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"/>
          <table:table-cell table:number-columns-repeated="15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"/>
          <table:table-cell table:number-columns-repeated="15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5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9:48:02.5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6T20:48:23.298000000</dc:date>
    <dc:creator>Adam Rojewski</dc:creator>
    <meta:editing-duration>PT15H57M39S</meta:editing-duration>
    <meta:editing-cycles>108</meta:editing-cycles>
    <meta:document-statistic meta:table-count="1" meta:cell-count="2459" meta:object-count="0"/>
  </office:meta>
</office:document-meta>
</file>